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dget.setParent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Namesp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idget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nerateItem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idget.getFo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idget.broadcastEvent( Wid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nerateLabel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idget.addValidator( WidgetValidator 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removeValidator( WidgetValidator 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validate( Form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Widget.setDefinition( Abstract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FullyQualified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idget.generateSaxFragment( ContentHandler contentHandler , Locale locale , String 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idge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